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fo:line-height="100%"/>
      <style:text-properties style:font-name="Calibri" style:font-name-complex="Calibri" fo:font-size="10pt" style:font-size-asian="10pt" style:font-size-complex="10pt"/>
    </style:style>
    <style:style style:name="P2" style:parent-style-name="Normal" style:family="paragraph">
      <style:paragraph-properties fo:line-height="100%"/>
      <style:text-properties style:font-name="Calibri" style:font-name-complex="Calibri" fo:font-size="10pt" style:font-size-asian="10pt" style:font-size-complex="10pt"/>
    </style:style>
    <style:style style:name="P3" style:parent-style-name="Normal" style:family="paragraph">
      <style:paragraph-properties fo:line-height="100%"/>
      <style:text-properties style:font-name="Calibri" style:font-name-complex="Calibri" fo:font-size="10pt" style:font-size-asian="10pt" style:font-size-complex="10pt"/>
    </style:style>
    <style:style style:name="P4" style:parent-style-name="Normal" style:family="paragraph">
      <style:paragraph-properties fo:line-height="100%"/>
      <style:text-properties style:font-name="Calibri" style:font-name-complex="Calibri" fo:font-size="10pt" style:font-size-asian="10pt" style:font-size-complex="10pt"/>
    </style:style>
    <style:style style:name="P5" style:parent-style-name="Normal" style:family="paragraph">
      <style:text-properties style:font-name="Calibri" style:font-name-complex="Calibri" fo:font-size="12pt" style:font-size-asian="12pt" style:font-size-complex="12pt"/>
    </style:style>
    <style:style style:name="P6" style:parent-style-name="Normal" style:family="paragraph">
      <style:paragraph-properties fo:text-align="center"/>
      <style:text-properties style:font-name="Calibri" style:font-name-complex="Calibri" fo:font-weight="bold" style:font-weight-asian="bold" style:font-weight-complex="bold" fo:font-size="12pt" style:font-size-asian="12pt" style:font-size-complex="12pt"/>
    </style:style>
    <style:style style:name="P7" style:parent-style-name="Normal" style:family="paragraph">
      <style:text-properties style:font-name="Calibri" style:font-name-complex="Calibri" fo:font-weight="bold" style:font-weight-asian="bold" style:font-weight-complex="bold" fo:font-size="12pt" style:font-size-asian="12pt" style:font-size-complex="12pt"/>
    </style:style>
    <style:style style:name="P8" style:parent-style-name="Normal" style:family="paragraph">
      <style:text-properties style:font-name="Calibri" style:font-name-complex="Calibri" fo:font-size="12pt" style:font-size-asian="12pt" style:font-size-complex="12pt"/>
    </style:style>
    <style:style style:name="P9" style:parent-style-name="Normal" style:family="paragraph">
      <style:text-properties style:font-name="Calibri" style:font-name-complex="Calibri" fo:font-weight="bold" style:font-weight-asian="bold" style:font-weight-complex="bold" fo:font-size="12pt" style:font-size-asian="12pt" style:font-size-complex="12pt"/>
    </style:style>
    <style:style style:name="P10" style:parent-style-name="Normal" style:family="paragraph">
      <style:text-properties style:font-name="Calibri" style:font-name-complex="Calibri" fo:font-weight="bold" style:font-weight-asian="bold" style:font-weight-complex="bold" fo:font-size="12pt" style:font-size-asian="12pt" style:font-size-complex="12pt"/>
    </style:style>
    <style:style style:name="P11" style:parent-style-name="Normal" style:family="paragraph">
      <style:text-properties style:font-name="Calibri" style:font-name-complex="Calibri" fo:font-size="12pt" style:font-size-asian="12pt" style:font-size-complex="12pt"/>
    </style:style>
    <style:style style:name="P12" style:parent-style-name="Normal" style:family="paragraph">
      <style:text-properties style:font-name="Calibri" style:font-name-complex="Calibri" fo:font-size="12pt" style:font-size-asian="12pt" style:font-size-complex="12pt"/>
    </style:style>
    <style:style style:name="P13" style:parent-style-name="Normal" style:family="paragraph">
      <style:text-properties style:font-name="Calibri" style:font-name-complex="Calibri" fo:font-weight="bold" style:font-weight-asian="bold" style:font-weight-complex="bold" fo:font-size="12pt" style:font-size-asian="12pt" style:font-size-complex="12pt"/>
    </style:style>
    <style:style style:name="P14" style:parent-style-name="Normal" style:family="paragraph">
      <style:text-properties style:font-name="Calibri" style:font-name-complex="Calibri" fo:font-weight="bold" style:font-weight-asian="bold" style:font-weight-complex="bold" fo:font-size="12pt" style:font-size-asian="12pt" style:font-size-complex="12pt"/>
    </style:style>
    <style:style style:name="P15" style:parent-style-name="Normal" style:family="paragraph">
      <style:text-properties style:font-name="Calibri" style:font-name-complex="Calibri" fo:font-size="12pt" style:font-size-asian="12pt" style:font-size-complex="12pt"/>
    </style:style>
    <style:style style:name="P16" style:parent-style-name="Normal" style:family="paragraph">
      <style:text-properties style:font-name="Calibri" style:font-name-complex="Calibri" fo:font-size="12pt" style:font-size-asian="12pt" style:font-size-complex="12pt"/>
    </style:style>
    <style:style style:name="P17" style:parent-style-name="Normal" style:family="paragraph">
      <style:text-properties style:font-name="Calibri" style:font-name-complex="Calibri" fo:font-size="12pt" style:font-size-asian="12pt" style:font-size-complex="12pt"/>
    </style:style>
    <style:style style:name="P18" style:parent-style-name="Normal" style:family="paragraph">
      <style:text-properties style:font-name="Calibri" style:font-name-complex="Calibri" fo:font-weight="bold" style:font-weight-asian="bold" style:font-weight-complex="bold" fo:font-size="12pt" style:font-size-asian="12pt" style:font-size-complex="12pt"/>
    </style:style>
    <style:style style:name="T19" style:parent-style-name="DefaultParagraphFont" style:family="text">
      <style:text-properties style:font-name="Calibri" style:font-name-complex="Calibri" fo:font-size="12pt" style:font-size-asian="12pt" style:font-size-complex="12pt"/>
    </style:style>
    <style:style style:name="T20" style:parent-style-name="Hyperlink" style:family="text">
      <style:text-properties style:font-name="Calibri" style:font-name-complex="Calibri" fo:font-size="12pt" style:font-size-asian="12pt" style:font-size-complex="12pt"/>
    </style:style>
    <style:style style:name="T21" style:parent-style-name="DefaultParagraphFont" style:family="text">
      <style:text-properties style:font-name="Calibri" style:font-name-complex="Calibri" fo:font-size="12pt" style:font-size-asian="12pt" style:font-size-complex="12pt"/>
    </style:style>
    <style:style style:name="T22" style:parent-style-name="Hyperlink" style:family="text">
      <style:text-properties style:font-name="Calibri" style:font-name-complex="Calibri" fo:font-size="12pt" style:font-size-asian="12pt" style:font-size-complex="12pt"/>
    </style:style>
    <style:style style:name="T23" style:parent-style-name="DefaultParagraphFont" style:family="text">
      <style:text-properties style:font-name="Calibri" style:font-name-complex="Calibri" fo:font-size="12pt" style:font-size-asian="12pt" style:font-size-complex="12pt"/>
    </style:style>
    <style:style style:name="T24" style:parent-style-name="DefaultParagraphFont" style:family="text">
      <style:text-properties style:font-name="Calibri" style:font-name-complex="Calibri" fo:font-size="12pt" style:font-size-asian="12pt" style:font-size-complex="12pt"/>
    </style:style>
    <style:style style:name="P25" style:parent-style-name="Normal" style:family="paragraph">
      <style:text-properties style:font-name="Calibri" style:font-name-complex="Calibri" fo:font-size="12pt" style:font-size-asian="12pt" style:font-size-complex="12pt"/>
    </style:style>
    <style:style style:name="P26" style:parent-style-name="Normal" style:family="paragraph">
      <style:text-properties style:font-name="Calibri" style:font-name-complex="Calibri" fo:font-size="12pt" style:font-size-asian="12pt" style:font-size-complex="12pt"/>
    </style:style>
    <style:style style:name="T27" style:parent-style-name="DefaultParagraphFont" style:family="text">
      <style:text-properties style:font-name="Calibri" style:font-name-complex="Calibri" fo:font-size="12pt" style:font-size-asian="12pt" style:font-size-complex="12pt"/>
    </style:style>
  </office:automatic-styles>
  <office:body>
    <office:text text:use-soft-page-breaks="true">
      <text:p text:style-name="P1">Bryce D Deuty</text:p>
      <text:p text:style-name="P2">Dr. Anthony Fodor</text:p>
      <text:p text:style-name="P3">Bioinformatics<text:s/>6380</text:p>
      <text:p text:style-name="P4">11 December 2024</text:p>
      <text:p text:style-name="P5"/>
      <text:p text:style-name="P6">Final Project:<text:s/>Machine Learning Algorithm to<text:s/>Determine Vital Status Based on Bacterial Reads and<text:s/>Correlation<text:s/>of Location<text:s/>and Vital Status</text:p>
      <text:p text:style-name="P7">PURPOSE:</text:p>
      <text:p text:style-name="P8"><text:tab/>The purpose of<text:s/>this<text:s/>project is to use the data from the retracted paper: “Microbiome analyses of blood and tissues suggest cancer diagnostic approach” to build a machine learning algorithm to determine the vital status (Table S9_metadata_KrakenUniq_BIO_Fullset.csv) of the patient based on the proved bacterial read count (Table S8_T2T_KrakenUniq_BIO_Fullset.csv)<text:s/>and to use a chi-squared test to determine if there is a correlation between vital status and location.</text:p>
      <text:p text:style-name="P9"/>
      <text:p text:style-name="P10">METHODS:</text:p>
      <text:p text:style-name="P11"><text:tab/>To begin, I used JAVA programming language to parse the data and extract the names of the bacteria that had read<text:s/>counts<text:s/>greater than<text:s/>0, and the vital status of the sampleid (ParseData.class)(parsedPatientData.csv). Next, I used R do conduct a random forest<text:s/>(doRandomForest.R) to create a simple concept of a model (rf_model (1)).<text:s/></text:p>
      <text:p text:style-name="P12"><text:tab/>During my time in the Machine Learning class I became adept at python for this<text:s/>workflow,<text:s/>so I pivoted to that to conduct an ROC curve (ROC_curve.png) and a chi-squared contingency table to determine if location had any indication or weight in the vital status of the patient (contingency.png). However, I concluded that the contingency table was uninformative and created a<text:s/>second<text:s/>contingency<text:s/>table using<text:s/>only on the dead patients (contingency_only_dead.png) (Untitled-1.ipynb).</text:p>
      <text:p text:style-name="P13"/>
      <text:p text:style-name="P14">RESULTS AND CONCLUSIONS:</text:p>
      <text:p text:style-name="P15"><text:tab/>The initial random forest model showed promise as the model increased its accuracy. To me this graph was confusing as I could not determine the increments (ie. Specific bacterial names, number of names etc) so I switched to python for<text:s/>better visualization. The resulting ROC curve was extremely promising for the model as it very closely follows the “Actual Test” line discussed in lecture eleven<text:s/>(AUC = 0.71).<text:s/>Additionally, the model found that location had a significant correlation between location and vital status (p-value: 3.04e-50). However, I found<text:s/><text:soft-page-break/>this uninformative, as it would be logical to have more samples from living patients than dead patients as the information<text:s/>of deceased patients<text:s/>would be discarded to save space in bigger facilities. Additionally, the data was not selected at random, the patient had to be given a test, then that information was submitted to the authors of the paper, which could lead to a skewed bias among the data. So, I decided to ask the question if there was a disproportionate amount of dead patient data from a location, as that could be more informative on location’s effect on vital status. This contingency found no correlation between location and vital status of patient data (p-value:1.0).</text:p>
      <text:p text:style-name="P16"><text:tab/>The machine learning model was successful in using the bacterial read counts to determine the vital status of patients but found no informative or persuasive data to infer that location had a correlation with vital status of patients. Future goals for this project would be to implement functionality for the model to determine a continuous variable, such as age, of the patients and conduct more statistical tests to determine other metadata variable correlation.</text:p>
      <text:p text:style-name="P17"/>
      <text:p text:style-name="P18">RESOURCES:</text:p>
      <text:p text:style-name="Normal"><text:span text:style-name="T19">Paper:<text:s/></text:span><text:a xlink:href="https://www.nature.com/articles/s41586-020-2095-1" office:target-frame-name="_top" xlink:show="replace"><text:span text:style-name="T20">https://www.nature.com/articles/s41586-020-2095-1</text:span></text:a><text:span text:style-name="T21"><text:line-break/>GitHub repo:<text:s/></text:span><text:a xlink:href="https://github.com/bdeuty/advancedProjProject/tree/main" office:target-frame-name="_top" xlink:show="replace"><text:span text:style-name="T22">https://github.com/bdeuty/advancedProjProject/tree/main</text:span></text:a><text:span text:style-name="T23"><text:line-break/></text:span><text:span text:style-name="T24"><text:line-break/>Bryce D Deuty</text:span></text:p>
      <text:p text:style-name="P25">UNC Charlotte ‘25</text:p>
      <text:p text:style-name="P26">Department of Genetics and Bioinformatics</text:p>
      <text:p text:style-name="Normal"><text:span text:style-name="T27">864-404-707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ryce Deuty</meta:initial-creator>
    <dc:creator>Bryce Deuty</dc:creator>
    <meta:creation-date>2024-12-11T14:31:00Z</meta:creation-date>
    <dc:date>2024-12-11T15:09:00Z</dc:date>
    <meta:template xlink:href="Normal" xlink:type="simple"/>
    <meta:editing-cycles>1</meta:editing-cycles>
    <meta:editing-duration>PT2280S</meta:editing-duration>
    <meta:document-statistic meta:page-count="2" meta:paragraph-count="7" meta:word-count="538" meta:character-count="3598" meta:row-count="25" meta:non-whitespace-character-count="3067"/>
  </office:meta>
</office:document-meta>
</file>